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27198" officeooo:paragraph-rsid="00127198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mbre: HolloWars</text:p>
      <text:p text:style-name="P1">“Si no duele la mano derecha, no lo hicimos bien”</text:p>
      <text:p text:style-name="P1"/>
      <text:p text:style-name="P1">Descripción desde el punto de vista jugador: </text:p>
      <text:p text:style-name="P1">El juego consiste en dirigir una nave en sentido vertical, esquivando ataques de naves que se aproximas desde direcciones aleatorias, y disparar a estas naves para destruirlas.</text:p>
      <text:p text:style-name="P1"/>
      <text:p text:style-name="P1">La finalización de cada nivel consistirá en destruir a un Jefe (Boss).</text:p>
      <text:p text:style-name="P1"/>
      <text:p text:style-name="P1">Motivación del jugador para jugar: </text:p>
      <text:p text:style-name="P1">Como todo juego la motivación principal sera el ocupar tiempo en una actividad lúdica.</text:p>
      <text:p text:style-name="P1"/>
      <text:p text:style-name="P1">En segundo lugar el jugador se vera desafiado por la dificultad incremental del juego, viéndose desafiado por las distintas naves y el final de cada nivel. Además, podrá desafiar a amigos y conocidos a superar el puntaje obtenido.</text:p>
      <text:p text:style-name="P1"/>
      <text:p text:style-name="P1">Se intentará mantener un ritmo de juego que permita al jugador abstraerse de la realidad por el tiempo que dure su juego, esquivando y destruyendo enemigos frenéticamente.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1T15:54:20.694077019</dc:date>
    <meta:editing-duration>PT42S</meta:editing-duration>
    <meta:editing-cycles>1</meta:editing-cycles>
    <meta:document-statistic meta:table-count="0" meta:image-count="0" meta:object-count="0" meta:page-count="1" meta:paragraph-count="9" meta:word-count="142" meta:character-count="880" meta:non-whitespace-character-count="744"/>
    <meta:generator>LibreOffice/4.4.2.2$Linux_X86_64 LibreOffice_project/40m0$Build-2</meta:generator>
  </office:meta>
</office:document-meta>
</file>